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0.51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06.3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_3d_500">
      <style:table-properties table:display="true" style:writing-mode="lr-tb"/>
    </style:style>
    <style:style style:name="ta2" style:family="table" style:master-page-name="PageStyle_5f_N_20__3d__20_1000">
      <style:table-properties table:display="true" style:writing-mode="lr-tb"/>
    </style:style>
    <style:style style:name="ta3" style:family="table" style:master-page-name="PageStyle_5f_N_20__3d__20_1500">
      <style:table-properties table:display="true" style:writing-mode="lr-tb"/>
    </style:style>
    <style:style style:name="ta4" style:family="table" style:master-page-name="PageStyle_5f_N_20__3d__20_2000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=500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cc</text:p>
          </table:table-cell>
          <table:table-cell table:style-name="ce1" office:value-type="string" calcext:value-type="string">
            <text:p>Ottimo Matlab</text:p>
          </table:table-cell>
          <table:table-cell table:style-name="ce1" office:value-type="string" calcext:value-type="string">
            <text:p>Tempo Matlab (s)</text:p>
          </table:table-cell>
          <table:table-cell table:style-name="ce1" office:value-type="string" calcext:value-type="string">
            <text:p>Ottimo Algoritmo</text:p>
          </table:table-cell>
          <table:table-cell table:style-name="ce1" office:value-type="string" calcext:value-type="string">
            <text:p>Ottimo?</text:p>
          </table:table-cell>
          <table:table-cell table:style-name="ce1" office:value-type="string" calcext:value-type="string">
            <text:p>Iterazioni</text:p>
          </table:table-cell>
          <table:table-cell table:style-name="ce1" office:value-type="string" calcext:value-type="string">
            <text:p>Tempo Algoritmo (s)</text:p>
          </table:table-cell>
          <table:table-cell table:style-name="ce3" office:value-type="string" calcext:value-type="string">
            <text:p>CTOL</text:p>
          </table:table-cell>
          <table:table-cell table:style-name="ce3" office:value-type="string" calcext:value-type="string">
            <text:p>DTOL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2]=[.F2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7546" calcext:value-type="float">
            <text:p>0.057546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3]=[.F3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5613" calcext:value-type="float">
            <text:p>0.05561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4]=[.F4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3686" calcext:value-type="float">
            <text:p>0.05368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5]=[.F5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3746" calcext:value-type="float">
            <text:p>0.05374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6]=[.F6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3681" calcext:value-type="float">
            <text:p>0.05368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7]=[.F7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209" calcext:value-type="float">
            <text:p>0.06209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8]=[.F8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3735" calcext:value-type="float">
            <text:p>0.06373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9]=[.F9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6579" calcext:value-type="float">
            <text:p>0.056579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10]=[.F10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2836" calcext:value-type="float">
            <text:p>0.05283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11]=[.F11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3056" calcext:value-type="float">
            <text:p>0.05305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12]=[.F12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4053" calcext:value-type="float">
            <text:p>0.054053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13]=[.F13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4124" calcext:value-type="float">
            <text:p>0.05412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14]=[.F14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7092" calcext:value-type="float">
            <text:p>0.05709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15]=[.F15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2021" calcext:value-type="float">
            <text:p>0.06202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16]=[.F16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1373" calcext:value-type="float">
            <text:p>0.06137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2" office:value-type="float" office:value="0.261246" calcext:value-type="float">
            <text:p>0.261246</text:p>
          </table:table-cell>
          <table:table-cell table:style-name="ce2" office:value-type="float" office:value="53.596035" calcext:value-type="float">
            <text:p>53.596035</text:p>
          </table:table-cell>
          <table:table-cell table:style-name="ce1" table:formula="of:=IF([.D17]=[.F17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0708" calcext:value-type="float">
            <text:p>0.060708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18]=[.F18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2277" calcext:value-type="float">
            <text:p>0.062277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19]=[.F19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1544" calcext:value-type="float">
            <text:p>0.06154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0]=[.F20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113" calcext:value-type="float">
            <text:p>0.0611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1]=[.F21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4541" calcext:value-type="float">
            <text:p>0.064541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2]=[.F22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0387" calcext:value-type="float">
            <text:p>0.06038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3]=[.F23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051" calcext:value-type="float">
            <text:p>0.06051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4]=[.F24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6974" calcext:value-type="float">
            <text:p>0.05697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5]=[.F25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5809" calcext:value-type="float">
            <text:p>0.055809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6]=[.F26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4908" calcext:value-type="float">
            <text:p>0.05490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7]=[.F27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598" calcext:value-type="float">
            <text:p>0.0559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8]=[.F28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52" calcext:value-type="float">
            <text:p>0.0552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29]=[.F29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5644" calcext:value-type="float">
            <text:p>0.05564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30]=[.F30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6724" calcext:value-type="float">
            <text:p>0.05672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31]=[.F31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6185" calcext:value-type="float">
            <text:p>0.06618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32]=[.F32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72973" calcext:value-type="float">
            <text:p>0.07297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2" office:value-type="float" office:value="0.275973" calcext:value-type="float">
            <text:p>0.275973</text:p>
          </table:table-cell>
          <table:table-cell table:style-name="ce2" office:value-type="float" office:value="58.263291" calcext:value-type="float">
            <text:p>58.263291</text:p>
          </table:table-cell>
          <table:table-cell table:style-name="ce1" table:formula="of:=IF([.D33]=[.F33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6673" calcext:value-type="float">
            <text:p>0.056673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34]=[.F34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464" calcext:value-type="float">
            <text:p>0.06464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35]=[.F35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0708" calcext:value-type="float">
            <text:p>0.060708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36]=[.F36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3801" calcext:value-type="float">
            <text:p>0.063801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37]=[.F37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534" calcext:value-type="float">
            <text:p>0.0653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38]=[.F38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2666" calcext:value-type="float">
            <text:p>0.062666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39]=[.F39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60021" calcext:value-type="float">
            <text:p>0.060021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0]=[.F40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7402" calcext:value-type="float">
            <text:p>0.05740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1]=[.F41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4958" calcext:value-type="float">
            <text:p>0.05495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2]=[.F42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6873" calcext:value-type="float">
            <text:p>0.05687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3]=[.F43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6251" calcext:value-type="float">
            <text:p>0.05625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4]=[.F44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7313" calcext:value-type="float">
            <text:p>0.057313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5]=[.F45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73139" calcext:value-type="float">
            <text:p>0.07313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6]=[.F46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4644" calcext:value-type="float">
            <text:p>0.05464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7]=[.F47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4386" calcext:value-type="float">
            <text:p>0.05438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8]=[.F48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6067" calcext:value-type="float">
            <text:p>0.05606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2" office:value-type="float" office:value="0.28563" calcext:value-type="float">
            <text:p>0.28563</text:p>
          </table:table-cell>
          <table:table-cell table:style-name="ce2" office:value-type="float" office:value="66.211664" calcext:value-type="float">
            <text:p>66.211664</text:p>
          </table:table-cell>
          <table:table-cell table:style-name="ce1" table:formula="of:=IF([.D49]=[.F49];&quot;SI&quot;;&quot;NO&quot;)" office:value-type="string" office:string-value="SI" calcext:value-type="string">
            <text:p>SI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0.055248" calcext:value-type="float">
            <text:p>0.055248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0]=[.F50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51304" calcext:value-type="float">
            <text:p>0.051304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1]=[.F51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53525" calcext:value-type="float">
            <text:p>0.05352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2]=[.F52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56259" calcext:value-type="float">
            <text:p>0.05625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3]=[.F53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957" calcext:value-type="float">
            <text:p>0.0495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4]=[.F54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703" calcext:value-type="float">
            <text:p>0.0470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5]=[.F55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53838" calcext:value-type="float">
            <text:p>0.053838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6]=[.F56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88022" calcext:value-type="float">
            <text:p>0.08802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7]=[.F57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712" calcext:value-type="float">
            <text:p>0.04371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8]=[.F58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4333" calcext:value-type="float">
            <text:p>0.04433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59]=[.F59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382" calcext:value-type="float">
            <text:p>0.04338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60]=[.F60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2791" calcext:value-type="float">
            <text:p>0.042791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61]=[.F61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1524" calcext:value-type="float">
            <text:p>0.04152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62]=[.F62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2539" calcext:value-type="float">
            <text:p>0.04253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63]=[.F63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1991" calcext:value-type="float">
            <text:p>0.04199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64]=[.F64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6247" calcext:value-type="float">
            <text:p>0.04624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2" office:value-type="float" office:value="0.294763" calcext:value-type="float">
            <text:p>0.294763</text:p>
          </table:table-cell>
          <table:table-cell table:style-name="ce2" office:value-type="float" office:value="97.711714" calcext:value-type="float">
            <text:p>97.711714</text:p>
          </table:table-cell>
          <table:table-cell table:style-name="ce1" table:formula="of:=IF([.D65]=[.F65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0915" calcext:value-type="float">
            <text:p>0.04091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66]=[.F66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57691" calcext:value-type="float">
            <text:p>0.057691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67]=[.F67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61117" calcext:value-type="float">
            <text:p>0.06111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68]=[.F68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4917" calcext:value-type="float">
            <text:p>0.04491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69]=[.F69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079" calcext:value-type="float">
            <text:p>0.04307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0]=[.F70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158" calcext:value-type="float">
            <text:p>0.04315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1]=[.F71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752" calcext:value-type="float">
            <text:p>0.043752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2]=[.F72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6194" calcext:value-type="float">
            <text:p>0.04619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3]=[.F73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8042" calcext:value-type="float">
            <text:p>0.04804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4]=[.F74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54612" calcext:value-type="float">
            <text:p>0.05461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5]=[.F75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52784" calcext:value-type="float">
            <text:p>0.05278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6]=[.F76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948" calcext:value-type="float">
            <text:p>0.043948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7]=[.F77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2501" calcext:value-type="float">
            <text:p>0.04250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8]=[.F78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248" calcext:value-type="float">
            <text:p>0.043248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79]=[.F79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771" calcext:value-type="float">
            <text:p>0.0477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80]=[.F80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8005" calcext:value-type="float">
            <text:p>0.04800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2" office:value-type="float" office:value="0.262915" calcext:value-type="float">
            <text:p>0.262915</text:p>
          </table:table-cell>
          <table:table-cell table:style-name="ce2" office:value-type="float" office:value="101.544142" calcext:value-type="float">
            <text:p>101.544142</text:p>
          </table:table-cell>
          <table:table-cell table:style-name="ce1" table:formula="of:=IF([.D81]=[.F81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54665" calcext:value-type="float">
            <text:p>0.05466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82]=[.F82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84533" calcext:value-type="float">
            <text:p>0.084533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83]=[.F83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98122" calcext:value-type="float">
            <text:p>0.09812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84]=[.F84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98472" calcext:value-type="float">
            <text:p>0.09847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85]=[.F85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108522" calcext:value-type="float">
            <text:p>0.10852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86]=[.F86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68127" calcext:value-type="float">
            <text:p>0.06812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87]=[.F87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68769" calcext:value-type="float">
            <text:p>0.068769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88]=[.F88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2596" calcext:value-type="float">
            <text:p>0.042596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89]=[.F89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825" calcext:value-type="float">
            <text:p>0.04382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90]=[.F90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43302" calcext:value-type="float">
            <text:p>0.04330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91]=[.F91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64331" calcext:value-type="float">
            <text:p>0.06433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92]=[.F92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7227" calcext:value-type="float">
            <text:p>0.07227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93]=[.F93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68619" calcext:value-type="float">
            <text:p>0.06861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94]=[.F94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85995" calcext:value-type="float">
            <text:p>0.08599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95]=[.F95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69263" calcext:value-type="float">
            <text:p>0.06926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96]=[.F96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125431" calcext:value-type="float">
            <text:p>0.12543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2" office:value-type="float" office:value="0.264519" calcext:value-type="float">
            <text:p>0.264519</text:p>
          </table:table-cell>
          <table:table-cell table:style-name="ce2" office:value-type="float" office:value="110.425048" calcext:value-type="float">
            <text:p>110.425048</text:p>
          </table:table-cell>
          <table:table-cell table:style-name="ce1" table:formula="of:=IF([.D97]=[.F97];&quot;SI&quot;;&quot;NO&quot;)" office:value-type="string" office:string-value="SI" calcext:value-type="string">
            <text:p>SI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0.072296" calcext:value-type="float">
            <text:p>0.072296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98]=[.F98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5713" calcext:value-type="float">
            <text:p>0.035713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99]=[.F99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7036" calcext:value-type="float">
            <text:p>0.03703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0]=[.F100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8656" calcext:value-type="float">
            <text:p>0.03865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1]=[.F101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8265" calcext:value-type="float">
            <text:p>0.03826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2]=[.F102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5321" calcext:value-type="float">
            <text:p>0.0532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3]=[.F103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62885" calcext:value-type="float">
            <text:p>0.062885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4]=[.F104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60325" calcext:value-type="float">
            <text:p>0.06032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5]=[.F105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0469" calcext:value-type="float">
            <text:p>0.040469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6]=[.F106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7152" calcext:value-type="float">
            <text:p>0.03715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7]=[.F107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1131" calcext:value-type="float">
            <text:p>0.04113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8]=[.F108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7208" calcext:value-type="float">
            <text:p>0.037208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09]=[.F109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5798" calcext:value-type="float">
            <text:p>0.03579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10]=[.F110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2261" calcext:value-type="float">
            <text:p>0.04226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11]=[.F111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3002" calcext:value-type="float">
            <text:p>0.03300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12]=[.F112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2023" calcext:value-type="float">
            <text:p>0.04202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2" office:value-type="float" office:value="0.343572" calcext:value-type="float">
            <text:p>0.343572</text:p>
          </table:table-cell>
          <table:table-cell table:style-name="ce2" office:value-type="float" office:value="173.809349" calcext:value-type="float">
            <text:p>173.809349</text:p>
          </table:table-cell>
          <table:table-cell table:style-name="ce1" table:formula="of:=IF([.D113]=[.F113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8678" calcext:value-type="float">
            <text:p>0.038678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14]=[.F114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5068" calcext:value-type="float">
            <text:p>0.035068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15]=[.F115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0385" calcext:value-type="float">
            <text:p>0.04038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16]=[.F116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6792" calcext:value-type="float">
            <text:p>0.03679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17]=[.F117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67516" calcext:value-type="float">
            <text:p>0.06751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18]=[.F118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52994" calcext:value-type="float">
            <text:p>0.05299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19]=[.F119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5484" calcext:value-type="float">
            <text:p>0.035484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0]=[.F120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4112" calcext:value-type="float">
            <text:p>0.04411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1]=[.F121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4387" calcext:value-type="float">
            <text:p>0.04438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2]=[.F122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1011" calcext:value-type="float">
            <text:p>0.04101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3]=[.F123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7291" calcext:value-type="float">
            <text:p>0.04729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4]=[.F124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3254" calcext:value-type="float">
            <text:p>0.023254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5]=[.F125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2546" calcext:value-type="float">
            <text:p>0.02254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6]=[.F126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1821" calcext:value-type="float">
            <text:p>0.02182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7]=[.F127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2013" calcext:value-type="float">
            <text:p>0.02201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8]=[.F128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58789" calcext:value-type="float">
            <text:p>0.05878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2" office:value-type="float" office:value="0.304773" calcext:value-type="float">
            <text:p>0.304773</text:p>
          </table:table-cell>
          <table:table-cell table:style-name="ce2" office:value-type="float" office:value="174.244042" calcext:value-type="float">
            <text:p>174.244042</text:p>
          </table:table-cell>
          <table:table-cell table:style-name="ce1" table:formula="of:=IF([.D129]=[.F129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6248" calcext:value-type="float">
            <text:p>0.036248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0]=[.F130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9938" calcext:value-type="float">
            <text:p>0.039938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1]=[.F131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8881" calcext:value-type="float">
            <text:p>0.038881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2]=[.F132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2677" calcext:value-type="float">
            <text:p>0.04267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3]=[.F133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8299" calcext:value-type="float">
            <text:p>0.03829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4]=[.F134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40373" calcext:value-type="float">
            <text:p>0.04037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5]=[.F135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4131" calcext:value-type="float">
            <text:p>0.034131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6]=[.F136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6023" calcext:value-type="float">
            <text:p>0.03602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7]=[.F137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6566" calcext:value-type="float">
            <text:p>0.036566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8]=[.F138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279" calcext:value-type="float">
            <text:p>0.0227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39]=[.F139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3692" calcext:value-type="float">
            <text:p>0.02369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40]=[.F140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1918" calcext:value-type="float">
            <text:p>0.021918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41]=[.F141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0942" calcext:value-type="float">
            <text:p>0.02094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42]=[.F142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7298" calcext:value-type="float">
            <text:p>0.037298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43]=[.F143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5964" calcext:value-type="float">
            <text:p>0.02596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44]=[.F144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38884" calcext:value-type="float">
            <text:p>0.03888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2" office:value-type="float" office:value="0.333107" calcext:value-type="float">
            <text:p>0.333107</text:p>
          </table:table-cell>
          <table:table-cell table:style-name="ce2" office:value-type="float" office:value="298.209536" calcext:value-type="float">
            <text:p>298.209536</text:p>
          </table:table-cell>
          <table:table-cell table:style-name="ce1" table:formula="of:=IF([.D145]=[.F145];&quot;SI&quot;;&quot;NO&quot;)" office:value-type="string" office:string-value="SI" calcext:value-type="string">
            <text:p>SI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0.02668" calcext:value-type="float">
            <text:p>0.02668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 = 1000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cc</text:p>
          </table:table-cell>
          <table:table-cell table:style-name="ce1" office:value-type="string" calcext:value-type="string">
            <text:p>Ottimo Matlab</text:p>
          </table:table-cell>
          <table:table-cell table:style-name="ce1" office:value-type="string" calcext:value-type="string">
            <text:p>Tempo Matlab (s)</text:p>
          </table:table-cell>
          <table:table-cell table:style-name="ce1" office:value-type="string" calcext:value-type="string">
            <text:p>Ottimo Algoritmo</text:p>
          </table:table-cell>
          <table:table-cell table:style-name="ce1" office:value-type="string" calcext:value-type="string">
            <text:p>Ottimo?</text:p>
          </table:table-cell>
          <table:table-cell table:style-name="ce1" office:value-type="string" calcext:value-type="string">
            <text:p>Iterazioni</text:p>
          </table:table-cell>
          <table:table-cell table:style-name="ce1" office:value-type="string" calcext:value-type="string">
            <text:p>Tempo Algoritmo (s)</text:p>
          </table:table-cell>
          <table:table-cell table:style-name="ce3" office:value-type="string" calcext:value-type="string">
            <text:p>CTOL</text:p>
          </table:table-cell>
          <table:table-cell table:style-name="ce3" office:value-type="string" calcext:value-type="string">
            <text:p>DTOL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2]=[.F2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21128" calcext:value-type="float">
            <text:p>0.421128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3]=[.F3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31999" calcext:value-type="float">
            <text:p>0.53199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4]=[.F4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08989" calcext:value-type="float">
            <text:p>0.40898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5]=[.F5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74314" calcext:value-type="float">
            <text:p>0.37431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6]=[.F6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00773" calcext:value-type="float">
            <text:p>0.40077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7]=[.F7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84225" calcext:value-type="float">
            <text:p>0.484225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8]=[.F8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34997" calcext:value-type="float">
            <text:p>0.43499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9]=[.F9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77467" calcext:value-type="float">
            <text:p>0.37746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10]=[.F10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32792" calcext:value-type="float">
            <text:p>0.43279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11]=[.F11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01017" calcext:value-type="float">
            <text:p>0.30101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12]=[.F12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55956" calcext:value-type="float">
            <text:p>0.455956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13]=[.F13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43331" calcext:value-type="float">
            <text:p>0.44333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14]=[.F14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10466" calcext:value-type="float">
            <text:p>0.51046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15]=[.F15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25219" calcext:value-type="float">
            <text:p>0.42521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16]=[.F16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94986" calcext:value-type="float">
            <text:p>0.39498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2" office:value-type="float" office:value="1.02642" calcext:value-type="float">
            <text:p>1.02642</text:p>
          </table:table-cell>
          <table:table-cell table:style-name="ce2" office:value-type="float" office:value="192.280865" calcext:value-type="float">
            <text:p>192.280865</text:p>
          </table:table-cell>
          <table:table-cell table:style-name="ce1" table:formula="of:=IF([.D17]=[.F17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3815" calcext:value-type="float">
            <text:p>0.4381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18]=[.F18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11649" calcext:value-type="float">
            <text:p>0.511649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19]=[.F19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99777" calcext:value-type="float">
            <text:p>0.49977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0]=[.F20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71066" calcext:value-type="float">
            <text:p>0.47106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1]=[.F21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02859" calcext:value-type="float">
            <text:p>0.50285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2]=[.F22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67872" calcext:value-type="float">
            <text:p>0.46787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3]=[.F23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20017" calcext:value-type="float">
            <text:p>0.420017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4]=[.F24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9649" calcext:value-type="float">
            <text:p>0.49649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5]=[.F25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08925" calcext:value-type="float">
            <text:p>0.30892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6]=[.F26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5282" calcext:value-type="float">
            <text:p>0.4528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7]=[.F27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50092" calcext:value-type="float">
            <text:p>0.45009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8]=[.F28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0891" calcext:value-type="float">
            <text:p>0.40891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29]=[.F29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99918" calcext:value-type="float">
            <text:p>0.49991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30]=[.F30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82142" calcext:value-type="float">
            <text:p>0.38214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31]=[.F31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1267" calcext:value-type="float">
            <text:p>0.4126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32]=[.F32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64401" calcext:value-type="float">
            <text:p>0.46440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2" office:value-type="float" office:value="1.011145" calcext:value-type="float">
            <text:p>1.011145</text:p>
          </table:table-cell>
          <table:table-cell table:style-name="ce2" office:value-type="float" office:value="190.265062" calcext:value-type="float">
            <text:p>190.265062</text:p>
          </table:table-cell>
          <table:table-cell table:style-name="ce1" table:formula="of:=IF([.D33]=[.F33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79966" calcext:value-type="float">
            <text:p>0.379966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34]=[.F34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16128" calcext:value-type="float">
            <text:p>0.516128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35]=[.F35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71243" calcext:value-type="float">
            <text:p>0.47124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36]=[.F36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94169" calcext:value-type="float">
            <text:p>0.39416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37]=[.F37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25605" calcext:value-type="float">
            <text:p>0.52560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38]=[.F38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18343" calcext:value-type="float">
            <text:p>0.41834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39]=[.F39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01852" calcext:value-type="float">
            <text:p>0.401852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0]=[.F40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93541" calcext:value-type="float">
            <text:p>0.49354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1]=[.F41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91031" calcext:value-type="float">
            <text:p>0.39103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2]=[.F42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7965" calcext:value-type="float">
            <text:p>0.3796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3]=[.F43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66831" calcext:value-type="float">
            <text:p>0.36683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4]=[.F44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38261" calcext:value-type="float">
            <text:p>0.438261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5]=[.F45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90106" calcext:value-type="float">
            <text:p>0.39010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6]=[.F46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368333" calcext:value-type="float">
            <text:p>0.36833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7]=[.F47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524279" calcext:value-type="float">
            <text:p>0.52427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8]=[.F48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2772" calcext:value-type="float">
            <text:p>0.4277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2" office:value-type="float" office:value="1.027112" calcext:value-type="float">
            <text:p>1.027112</text:p>
          </table:table-cell>
          <table:table-cell table:style-name="ce2" office:value-type="float" office:value="230.606549" calcext:value-type="float">
            <text:p>230.606549</text:p>
          </table:table-cell>
          <table:table-cell table:style-name="ce1" table:formula="of:=IF([.D49]=[.F49];&quot;SI&quot;;&quot;NO&quot;)" office:value-type="string" office:string-value="SI" calcext:value-type="string">
            <text:p>SI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0.414587" calcext:value-type="float">
            <text:p>0.414587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0]=[.F50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1848" calcext:value-type="float">
            <text:p>1.01848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1]=[.F51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50451" calcext:value-type="float">
            <text:p>0.850451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2]=[.F52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42514" calcext:value-type="float">
            <text:p>0.94251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3]=[.F53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32658" calcext:value-type="float">
            <text:p>0.932658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4]=[.F54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058" calcext:value-type="float">
            <text:p>0.905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5]=[.F55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57522" calcext:value-type="float">
            <text:p>0.857522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6]=[.F56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82476" calcext:value-type="float">
            <text:p>0.882476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7]=[.F57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81712" calcext:value-type="float">
            <text:p>0.88171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8]=[.F58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3217" calcext:value-type="float">
            <text:p>0.9321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59]=[.F59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24184" calcext:value-type="float">
            <text:p>0.92418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60]=[.F60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16823" calcext:value-type="float">
            <text:p>0.816823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61]=[.F61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70185" calcext:value-type="float">
            <text:p>0.87018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62]=[.F62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83103" calcext:value-type="float">
            <text:p>0.88310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63]=[.F63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44831" calcext:value-type="float">
            <text:p>0.84483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64]=[.F64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48611" calcext:value-type="float">
            <text:p>0.94861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2" office:value-type="float" office:value="0.979704" calcext:value-type="float">
            <text:p>0.979704</text:p>
          </table:table-cell>
          <table:table-cell table:style-name="ce2" office:value-type="float" office:value="13.765779" calcext:value-type="float">
            <text:p>13.765779</text:p>
          </table:table-cell>
          <table:table-cell table:style-name="ce1" table:formula="of:=IF([.D65]=[.F65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75346" calcext:value-type="float">
            <text:p>0.975346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66]=[.F66];&quot;SI&quot;;&quot;NO&quot;)" office:value-type="string" office:string-value="SI" calcext:value-type="string">
            <text:p>SI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0.730087" calcext:value-type="float">
            <text:p>0.730087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67]=[.F67];&quot;SI&quot;;&quot;NO&quot;)" office:value-type="string" office:string-value="SI" calcext:value-type="string">
            <text:p>SI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0.745689" calcext:value-type="float">
            <text:p>0.74568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68]=[.F68];&quot;SI&quot;;&quot;NO&quot;)" office:value-type="string" office:string-value="SI" calcext:value-type="string">
            <text:p>SI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0.729311" calcext:value-type="float">
            <text:p>0.729311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69]=[.F69];&quot;SI&quot;;&quot;NO&quot;)" office:value-type="string" office:string-value="SI" calcext:value-type="string">
            <text:p>SI</text:p>
          </table:table-cell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0.764121" calcext:value-type="float">
            <text:p>0.764121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0]=[.F70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737935" calcext:value-type="float">
            <text:p>0.73793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1]=[.F71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713862" calcext:value-type="float">
            <text:p>0.713862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2]=[.F72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790514" calcext:value-type="float">
            <text:p>0.79051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3]=[.F73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198" calcext:value-type="float">
            <text:p>0.819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4]=[.F74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763221" calcext:value-type="float">
            <text:p>0.76322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5]=[.F75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781215" calcext:value-type="float">
            <text:p>0.78121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6]=[.F76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09205" calcext:value-type="float">
            <text:p>0.809205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7]=[.F77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791653" calcext:value-type="float">
            <text:p>0.79165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8]=[.F78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682542" calcext:value-type="float">
            <text:p>0.68254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79]=[.F79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01165" calcext:value-type="float">
            <text:p>1.00116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80]=[.F80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3397" calcext:value-type="float">
            <text:p>1.0339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2" office:value-type="float" office:value="1.086252" calcext:value-type="float">
            <text:p>1.086252</text:p>
          </table:table-cell>
          <table:table-cell table:style-name="ce2" office:value-type="float" office:value="15.16097" calcext:value-type="float">
            <text:p>15.16097</text:p>
          </table:table-cell>
          <table:table-cell table:style-name="ce1" table:formula="of:=IF([.D81]=[.F81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05805" calcext:value-type="float">
            <text:p>0.80580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82]=[.F82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102827" calcext:value-type="float">
            <text:p>1.102827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83]=[.F83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06615" calcext:value-type="float">
            <text:p>1.00661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84]=[.F84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37089" calcext:value-type="float">
            <text:p>0.93708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85]=[.F85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59168" calcext:value-type="float">
            <text:p>1.059168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86]=[.F86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09854" calcext:value-type="float">
            <text:p>0.80985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87]=[.F87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57817" calcext:value-type="float">
            <text:p>1.057817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88]=[.F88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82177" calcext:value-type="float">
            <text:p>1.08217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89]=[.F89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2697" calcext:value-type="float">
            <text:p>0.8269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90]=[.F90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59006" calcext:value-type="float">
            <text:p>1.05900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91]=[.F91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935558" calcext:value-type="float">
            <text:p>0.93555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92]=[.F92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09943" calcext:value-type="float">
            <text:p>1.009943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93]=[.F93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68394" calcext:value-type="float">
            <text:p>1.06839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94]=[.F94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40956" calcext:value-type="float">
            <text:p>1.04095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95]=[.F95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0.895296" calcext:value-type="float">
            <text:p>0.89529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96]=[.F96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78355" calcext:value-type="float">
            <text:p>1.07835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2" office:value-type="float" office:value="1.254323" calcext:value-type="float">
            <text:p>1.254323</text:p>
          </table:table-cell>
          <table:table-cell table:style-name="ce2" office:value-type="float" office:value="17.115706" calcext:value-type="float">
            <text:p>17.115706</text:p>
          </table:table-cell>
          <table:table-cell table:style-name="ce1" table:formula="of:=IF([.D97]=[.F97];&quot;SI&quot;;&quot;NO&quot;)" office:value-type="string" office:string-value="SI" calcext:value-type="string">
            <text:p>SI</text:p>
          </table:table-cell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1.0065" calcext:value-type="float">
            <text:p>1.006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98]=[.F98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20741" calcext:value-type="float">
            <text:p>0.020741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99]=[.F99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20586" calcext:value-type="float">
            <text:p>0.02058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0]=[.F100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21765" calcext:value-type="float">
            <text:p>0.02176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1]=[.F101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30113" calcext:value-type="float">
            <text:p>0.03011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2]=[.F102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841" calcext:value-type="float">
            <text:p>0.01784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3]=[.F103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8409" calcext:value-type="float">
            <text:p>0.018409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4]=[.F104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021" calcext:value-type="float">
            <text:p>0.01702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5]=[.F105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204" calcext:value-type="float">
            <text:p>0.01720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6]=[.F106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6822" calcext:value-type="float">
            <text:p>0.01682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7]=[.F107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8339" calcext:value-type="float">
            <text:p>0.01833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8]=[.F108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3897" calcext:value-type="float">
            <text:p>0.013897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09]=[.F109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8582" calcext:value-type="float">
            <text:p>0.01858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10]=[.F110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4112" calcext:value-type="float">
            <text:p>0.01411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11]=[.F111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3747" calcext:value-type="float">
            <text:p>0.01374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12]=[.F112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8431" calcext:value-type="float">
            <text:p>0.01843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2" office:value-type="float" office:value="1.451171" calcext:value-type="float">
            <text:p>1.451171</text:p>
          </table:table-cell>
          <table:table-cell table:style-name="ce2" office:value-type="float" office:value="482.693884" calcext:value-type="float">
            <text:p>482.693884</text:p>
          </table:table-cell>
          <table:table-cell table:style-name="ce1" table:formula="of:=IF([.D113]=[.F113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068" calcext:value-type="float">
            <text:p>0.017068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14]=[.F114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20046" calcext:value-type="float">
            <text:p>0.020046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15]=[.F115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23213" calcext:value-type="float">
            <text:p>0.02321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16]=[.F116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8898" calcext:value-type="float">
            <text:p>0.018898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17]=[.F117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42" calcext:value-type="float">
            <text:p>0.0174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18]=[.F118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5253" calcext:value-type="float">
            <text:p>0.01525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19]=[.F119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4417" calcext:value-type="float">
            <text:p>0.014417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0]=[.F120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742" calcext:value-type="float">
            <text:p>0.01774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1]=[.F121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525" calcext:value-type="float">
            <text:p>0.01752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2]=[.F122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293" calcext:value-type="float">
            <text:p>0.01729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3]=[.F123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488" calcext:value-type="float">
            <text:p>0.01748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4]=[.F124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5696" calcext:value-type="float">
            <text:p>0.015696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5]=[.F125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3866" calcext:value-type="float">
            <text:p>0.01386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6]=[.F126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66" calcext:value-type="float">
            <text:p>0.0176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7]=[.F127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629" calcext:value-type="float">
            <text:p>0.0162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8]=[.F128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8567" calcext:value-type="float">
            <text:p>0.01856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2" office:value-type="float" office:value="1.370963" calcext:value-type="float">
            <text:p>1.370963</text:p>
          </table:table-cell>
          <table:table-cell table:style-name="ce2" office:value-type="float" office:value="472.506825" calcext:value-type="float">
            <text:p>472.506825</text:p>
          </table:table-cell>
          <table:table-cell table:style-name="ce1" table:formula="of:=IF([.D129]=[.F129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645" calcext:value-type="float">
            <text:p>0.01764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0]=[.F130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6672" calcext:value-type="float">
            <text:p>0.016672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1]=[.F131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087" calcext:value-type="float">
            <text:p>0.01708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2]=[.F132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246" calcext:value-type="float">
            <text:p>0.01724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3]=[.F133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404" calcext:value-type="float">
            <text:p>0.01740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4]=[.F134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6922" calcext:value-type="float">
            <text:p>0.01692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5]=[.F135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828" calcext:value-type="float">
            <text:p>0.017828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6]=[.F136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677" calcext:value-type="float">
            <text:p>0.0167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7]=[.F137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183" calcext:value-type="float">
            <text:p>0.01718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8]=[.F138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8059" calcext:value-type="float">
            <text:p>0.01805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39]=[.F139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6721" calcext:value-type="float">
            <text:p>0.01672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40]=[.F140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796" calcext:value-type="float">
            <text:p>0.017796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41]=[.F141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218" calcext:value-type="float">
            <text:p>0.01721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42]=[.F142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649" calcext:value-type="float">
            <text:p>0.01764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43]=[.F143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6741" calcext:value-type="float">
            <text:p>0.01674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44]=[.F144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7425" calcext:value-type="float">
            <text:p>0.01742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2" office:value-type="float" office:value="1.395615" calcext:value-type="float">
            <text:p>1.395615</text:p>
          </table:table-cell>
          <table:table-cell table:style-name="ce2" office:value-type="float" office:value="503.822056" calcext:value-type="float">
            <text:p>503.822056</text:p>
          </table:table-cell>
          <table:table-cell table:style-name="ce1" table:formula="of:=IF([.D145]=[.F145];&quot;SI&quot;;&quot;NO&quot;)" office:value-type="string" office:string-value="SI" calcext:value-type="string">
            <text:p>SI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.016796" calcext:value-type="float">
            <text:p>0.016796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 = 1500" table:style-name="ta3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cc</text:p>
          </table:table-cell>
          <table:table-cell table:style-name="ce1" office:value-type="string" calcext:value-type="string">
            <text:p>Ottimo Matlab</text:p>
          </table:table-cell>
          <table:table-cell table:style-name="ce1" office:value-type="string" calcext:value-type="string">
            <text:p>Tempo Matlab (s)</text:p>
          </table:table-cell>
          <table:table-cell table:style-name="ce1" office:value-type="string" calcext:value-type="string">
            <text:p>Ottimo Algoritmo</text:p>
          </table:table-cell>
          <table:table-cell table:style-name="ce1" office:value-type="string" calcext:value-type="string">
            <text:p>Ottimo?</text:p>
          </table:table-cell>
          <table:table-cell table:style-name="ce1" office:value-type="string" calcext:value-type="string">
            <text:p>Iterazioni</text:p>
          </table:table-cell>
          <table:table-cell table:style-name="ce1" office:value-type="string" calcext:value-type="string">
            <text:p>Tempo Algoritmo (s)</text:p>
          </table:table-cell>
          <table:table-cell table:style-name="ce3" office:value-type="string" calcext:value-type="string">
            <text:p>CTOL</text:p>
          </table:table-cell>
          <table:table-cell table:style-name="ce3" office:value-type="string" calcext:value-type="string">
            <text:p>DTOL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2]=[.F2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76026" calcext:value-type="float">
            <text:p>0.776026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3]=[.F3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820045" calcext:value-type="float">
            <text:p>0.82004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4]=[.F4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30013" calcext:value-type="float">
            <text:p>0.73001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5]=[.F5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55223" calcext:value-type="float">
            <text:p>0.75522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6]=[.F6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33563" calcext:value-type="float">
            <text:p>0.73356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7]=[.F7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4653" calcext:value-type="float">
            <text:p>0.74653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8]=[.F8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55974" calcext:value-type="float">
            <text:p>0.75597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9]=[.F9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40716" calcext:value-type="float">
            <text:p>0.740716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10]=[.F10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5033" calcext:value-type="float">
            <text:p>0.76503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11]=[.F11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7605" calcext:value-type="float">
            <text:p>0.76760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12]=[.F12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11499" calcext:value-type="float">
            <text:p>0.711499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13]=[.F13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667039" calcext:value-type="float">
            <text:p>0.66703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14]=[.F14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644353" calcext:value-type="float">
            <text:p>0.64435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15]=[.F15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50499" calcext:value-type="float">
            <text:p>0.75049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16]=[.F16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6167" calcext:value-type="float">
            <text:p>0.76616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2" office:value-type="float" office:value="3.385942" calcext:value-type="float">
            <text:p>3.385942</text:p>
          </table:table-cell>
          <table:table-cell table:style-name="ce2" office:value-type="float" office:value="547.111653" calcext:value-type="float">
            <text:p>547.111653</text:p>
          </table:table-cell>
          <table:table-cell table:style-name="ce1" table:formula="of:=IF([.D17]=[.F17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54655" calcext:value-type="float">
            <text:p>0.75465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18]=[.F18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42636" calcext:value-type="float">
            <text:p>0.742636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19]=[.F19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32245" calcext:value-type="float">
            <text:p>0.73224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0]=[.F20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9276" calcext:value-type="float">
            <text:p>0.76927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1]=[.F21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648752" calcext:value-type="float">
            <text:p>0.64875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2]=[.F22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8433" calcext:value-type="float">
            <text:p>0.7843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3]=[.F23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33847" calcext:value-type="float">
            <text:p>0.733847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4]=[.F24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51493" calcext:value-type="float">
            <text:p>0.75149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5]=[.F25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1011" calcext:value-type="float">
            <text:p>0.76101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6]=[.F26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38241" calcext:value-type="float">
            <text:p>0.73824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7]=[.F27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13564" calcext:value-type="float">
            <text:p>0.71356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8]=[.F28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82194" calcext:value-type="float">
            <text:p>0.782194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29]=[.F29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83317" calcext:value-type="float">
            <text:p>0.78331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30]=[.F30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73873" calcext:value-type="float">
            <text:p>0.77387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31]=[.F31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387" calcext:value-type="float">
            <text:p>0.7638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32]=[.F32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696392" calcext:value-type="float">
            <text:p>0.69639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2" office:value-type="float" office:value="3.466971" calcext:value-type="float">
            <text:p>3.466971</text:p>
          </table:table-cell>
          <table:table-cell table:style-name="ce2" office:value-type="float" office:value="548.777786" calcext:value-type="float">
            <text:p>548.777786</text:p>
          </table:table-cell>
          <table:table-cell table:style-name="ce1" table:formula="of:=IF([.D33]=[.F33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26829" calcext:value-type="float">
            <text:p>0.726829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34]=[.F34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28005" calcext:value-type="float">
            <text:p>0.728005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35]=[.F35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27753" calcext:value-type="float">
            <text:p>0.72775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36]=[.F36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44155" calcext:value-type="float">
            <text:p>0.74415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37]=[.F37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698245" calcext:value-type="float">
            <text:p>0.69824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38]=[.F38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2189" calcext:value-type="float">
            <text:p>0.762189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39]=[.F39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10009" calcext:value-type="float">
            <text:p>0.710009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0]=[.F40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49582" calcext:value-type="float">
            <text:p>0.74958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1]=[.F41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08445" calcext:value-type="float">
            <text:p>0.70844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2]=[.F42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21777" calcext:value-type="float">
            <text:p>0.72177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3]=[.F43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0201" calcext:value-type="float">
            <text:p>0.76020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4]=[.F44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680758" calcext:value-type="float">
            <text:p>0.680758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5]=[.F45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57232" calcext:value-type="float">
            <text:p>0.75723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6]=[.F46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694977" calcext:value-type="float">
            <text:p>0.69497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7]=[.F47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7993" calcext:value-type="float">
            <text:p>0.76799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8]=[.F48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62234" calcext:value-type="float">
            <text:p>0.76223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2" office:value-type="float" office:value="3.572006" calcext:value-type="float">
            <text:p>3.572006</text:p>
          </table:table-cell>
          <table:table-cell table:style-name="ce2" office:value-type="float" office:value="537.998172" calcext:value-type="float">
            <text:p>537.998172</text:p>
          </table:table-cell>
          <table:table-cell table:style-name="ce1" table:formula="of:=IF([.D49]=[.F49]; &quot;SI&quot;; &quot;NO&quot;)" office:value-type="string" office:string-value="SI" calcext:value-type="string">
            <text:p>SI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0.743727" calcext:value-type="float">
            <text:p>0.743727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0]=[.F50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937467" calcext:value-type="float">
            <text:p>1.937467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1]=[.F51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965252" calcext:value-type="float">
            <text:p>1.96525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2]=[.F52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985235" calcext:value-type="float">
            <text:p>1.98523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3]=[.F53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87462" calcext:value-type="float">
            <text:p>1.88746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4]=[.F54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99375" calcext:value-type="float">
            <text:p>1.89937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5]=[.F55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55031" calcext:value-type="float">
            <text:p>1.855031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6]=[.F56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91674" calcext:value-type="float">
            <text:p>1.9167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7]=[.F57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7924" calcext:value-type="float">
            <text:p>1.8792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8]=[.F58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17806" calcext:value-type="float">
            <text:p>1.81780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59]=[.F59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84635" calcext:value-type="float">
            <text:p>1.88463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60]=[.F60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36496" calcext:value-type="float">
            <text:p>1.836496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61]=[.F61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927059" calcext:value-type="float">
            <text:p>1.92705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62]=[.F62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961809" calcext:value-type="float">
            <text:p>1.96180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63]=[.F63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51594" calcext:value-type="float">
            <text:p>1.85159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64]=[.F64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883746" calcext:value-type="float">
            <text:p>1.88374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2" office:value-type="float" office:value="3.51144" calcext:value-type="float">
            <text:p>3.51144</text:p>
          </table:table-cell>
          <table:table-cell table:style-name="ce2" office:value-type="float" office:value="294.612842" calcext:value-type="float">
            <text:p>294.612842</text:p>
          </table:table-cell>
          <table:table-cell table:style-name="ce1" table:formula="of:=IF([.D65]=[.F65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986891" calcext:value-type="float">
            <text:p>1.986891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66]=[.F66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002234" calcext:value-type="float">
            <text:p>2.002234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67]=[.F67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384" calcext:value-type="float">
            <text:p>2.238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68]=[.F68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324427" calcext:value-type="float">
            <text:p>2.32442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69]=[.F69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53726" calcext:value-type="float">
            <text:p>2.25372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0]=[.F70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18283" calcext:value-type="float">
            <text:p>2.21828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1]=[.F71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183629" calcext:value-type="float">
            <text:p>2.183629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2]=[.F72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65014" calcext:value-type="float">
            <text:p>2.26501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3]=[.F73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.973419" calcext:value-type="float">
            <text:p>1.973419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4]=[.F74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08156" calcext:value-type="float">
            <text:p>2.20815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5]=[.F75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81213" calcext:value-type="float">
            <text:p>2.28121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6]=[.F76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07905" calcext:value-type="float">
            <text:p>2.207905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7]=[.F77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09236" calcext:value-type="float">
            <text:p>2.0923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8]=[.F78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190013" calcext:value-type="float">
            <text:p>2.19001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79]=[.F79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62998" calcext:value-type="float">
            <text:p>2.262998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80]=[.F80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52515" calcext:value-type="float">
            <text:p>2.25251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2" office:value-type="float" office:value="2.890259" calcext:value-type="float">
            <text:p>2.890259</text:p>
          </table:table-cell>
          <table:table-cell table:style-name="ce2" office:value-type="float" office:value="291.111142" calcext:value-type="float">
            <text:p>291.111142</text:p>
          </table:table-cell>
          <table:table-cell table:style-name="ce1" table:formula="of:=IF([.D81]=[.F81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041976" calcext:value-type="float">
            <text:p>2.041976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82]=[.F82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98265" calcext:value-type="float">
            <text:p>2.298265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83]=[.F83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52494" calcext:value-type="float">
            <text:p>2.25249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84]=[.F84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123477" calcext:value-type="float">
            <text:p>2.12347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85]=[.F85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312662" calcext:value-type="float">
            <text:p>2.31266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86]=[.F86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164626" calcext:value-type="float">
            <text:p>2.164626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87]=[.F87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44358" calcext:value-type="float">
            <text:p>2.244358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88]=[.F88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3844" calcext:value-type="float">
            <text:p>2.2384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89]=[.F89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75005" calcext:value-type="float">
            <text:p>2.27500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90]=[.F90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61915" calcext:value-type="float">
            <text:p>2.26191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91]=[.F91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15442" calcext:value-type="float">
            <text:p>2.21544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92]=[.F92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084601" calcext:value-type="float">
            <text:p>2.084601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93]=[.F93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204511" calcext:value-type="float">
            <text:p>2.20451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94]=[.F94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179349" calcext:value-type="float">
            <text:p>2.17934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95]=[.F95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185605" calcext:value-type="float">
            <text:p>2.18560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96]=[.F96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077663" calcext:value-type="float">
            <text:p>2.07766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2" office:value-type="float" office:value="5.334107" calcext:value-type="float">
            <text:p>5.334107</text:p>
          </table:table-cell>
          <table:table-cell table:style-name="ce2" office:value-type="float" office:value="393.602413" calcext:value-type="float">
            <text:p>393.602413</text:p>
          </table:table-cell>
          <table:table-cell table:style-name="ce1" table:formula="of:=IF([.D97]=[.F97]; &quot;SI&quot;; &quot;NO&quot;)" office:value-type="string" office:string-value="SI" calcext:value-type="string">
            <text:p>SI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.315582" calcext:value-type="float">
            <text:p>2.315582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1" calcext:value-type="float">
            <text:p>9.504351</text:p>
          </table:table-cell>
          <table:table-cell table:style-name="ce1" table:formula="of:=IF([.D98]=[.F98]; &quot;SI&quot;; &quot;NO&quot;)" office:value-type="string" office:string-value="NO" calcext:value-type="string">
            <text:p>NO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3.528882" calcext:value-type="float">
            <text:p>3.528882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1" calcext:value-type="float">
            <text:p>9.504351</text:p>
          </table:table-cell>
          <table:table-cell table:style-name="ce1" table:formula="of:=IF([.D99]=[.F99]; &quot;SI&quot;; &quot;NO&quot;)" office:value-type="string" office:string-value="NO" calcext:value-type="string">
            <text:p>NO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3.747637" calcext:value-type="float">
            <text:p>3.74763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1" calcext:value-type="float">
            <text:p>9.504351</text:p>
          </table:table-cell>
          <table:table-cell table:style-name="ce1" table:formula="of:=IF([.D100]=[.F100]; &quot;SI&quot;; &quot;NO&quot;)" office:value-type="string" office:string-value="NO" calcext:value-type="string">
            <text:p>NO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3.723883" calcext:value-type="float">
            <text:p>3.72388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1" calcext:value-type="float">
            <text:p>9.504351</text:p>
          </table:table-cell>
          <table:table-cell table:style-name="ce1" table:formula="of:=IF([.D101]=[.F101]; &quot;SI&quot;; &quot;NO&quot;)" office:value-type="string" office:string-value="NO" calcext:value-type="string">
            <text:p>NO</text:p>
          </table:table-cell>
          <table:table-cell table:style-name="ce2" office:value-type="float" office:value="1412" calcext:value-type="float">
            <text:p>1412</text:p>
          </table:table-cell>
          <table:table-cell table:style-name="ce2" office:value-type="float" office:value="3.606496" calcext:value-type="float">
            <text:p>3.60649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02]=[.F102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16397" calcext:value-type="float">
            <text:p>3.51639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03]=[.F103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50812" calcext:value-type="float">
            <text:p>3.650812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04]=[.F104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753333" calcext:value-type="float">
            <text:p>3.75333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05]=[.F105]; &quot;SI&quot;; &quot;NO&quot;)" office:value-type="string" office:string-value="SI" calcext:value-type="string">
            <text:p>SI</text:p>
          </table:table-cell>
          <table:table-cell table:style-name="ce2" office:value-type="float" office:value="1415" calcext:value-type="float">
            <text:p>1415</text:p>
          </table:table-cell>
          <table:table-cell table:style-name="ce2" office:value-type="float" office:value="3.64343" calcext:value-type="float">
            <text:p>3.6434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06]=[.F106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8869" calcext:value-type="float">
            <text:p>3.5886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07]=[.F107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813967" calcext:value-type="float">
            <text:p>3.81396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08]=[.F108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69675" calcext:value-type="float">
            <text:p>3.669675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09]=[.F109]; &quot;SI&quot;; &quot;NO&quot;)" office:value-type="string" office:string-value="SI" calcext:value-type="string">
            <text:p>SI</text:p>
          </table:table-cell>
          <table:table-cell table:style-name="ce2" office:value-type="float" office:value="1415" calcext:value-type="float">
            <text:p>1415</text:p>
          </table:table-cell>
          <table:table-cell table:style-name="ce2" office:value-type="float" office:value="3.602128" calcext:value-type="float">
            <text:p>3.60212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10]=[.F110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71801" calcext:value-type="float">
            <text:p>3.7180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11]=[.F111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36343" calcext:value-type="float">
            <text:p>3.63634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12]=[.F112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245402" calcext:value-type="float">
            <text:p>3.24540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2" office:value-type="float" office:value="3.386336" calcext:value-type="float">
            <text:p>3.386336</text:p>
          </table:table-cell>
          <table:table-cell table:style-name="ce2" office:value-type="float" office:value="9.50435" calcext:value-type="float">
            <text:p>9.50435</text:p>
          </table:table-cell>
          <table:table-cell table:style-name="ce1" table:formula="of:=IF([.D113]=[.F113]; &quot;SI&quot;; &quot;NO&quot;)" office:value-type="string" office:string-value="SI" calcext:value-type="string">
            <text:p>SI</text:p>
          </table:table-cell>
          <table:table-cell table:style-name="ce2" office:value-type="float" office:value="1415" calcext:value-type="float">
            <text:p>1415</text:p>
          </table:table-cell>
          <table:table-cell table:style-name="ce2" office:value-type="float" office:value="3.639114" calcext:value-type="float">
            <text:p>3.639114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14]=[.F114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47437" calcext:value-type="float">
            <text:p>3.547437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15]=[.F115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65753" calcext:value-type="float">
            <text:p>3.66575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16]=[.F116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58978" calcext:value-type="float">
            <text:p>3.658978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17]=[.F117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3405" calcext:value-type="float">
            <text:p>3.6340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18]=[.F118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746512" calcext:value-type="float">
            <text:p>3.74651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19]=[.F119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94048" calcext:value-type="float">
            <text:p>3.594048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0]=[.F120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52176" calcext:value-type="float">
            <text:p>3.652176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1]=[.F121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438893" calcext:value-type="float">
            <text:p>3.43889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2]=[.F122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61864" calcext:value-type="float">
            <text:p>3.66186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3]=[.F123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76947" calcext:value-type="float">
            <text:p>3.57694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4]=[.F124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30719" calcext:value-type="float">
            <text:p>3.630719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5]=[.F125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27317" calcext:value-type="float">
            <text:p>3.52731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6]=[.F126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33792" calcext:value-type="float">
            <text:p>3.53379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7]=[.F127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732327" calcext:value-type="float">
            <text:p>3.73232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8]=[.F128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466847" calcext:value-type="float">
            <text:p>3.46684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2" office:value-type="float" office:value="2.736397" calcext:value-type="float">
            <text:p>2.736397</text:p>
          </table:table-cell>
          <table:table-cell table:style-name="ce2" office:value-type="float" office:value="11.261986" calcext:value-type="float">
            <text:p>11.261986</text:p>
          </table:table-cell>
          <table:table-cell table:style-name="ce1" table:formula="of:=IF([.D129]=[.F129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314205" calcext:value-type="float">
            <text:p>3.31420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0]=[.F130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89471" calcext:value-type="float">
            <text:p>3.689471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1]=[.F131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31745" calcext:value-type="float">
            <text:p>3.63174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2]=[.F132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700824" calcext:value-type="float">
            <text:p>3.70082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3]=[.F133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80865" calcext:value-type="float">
            <text:p>3.68086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4]=[.F134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61208" calcext:value-type="float">
            <text:p>3.66120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5]=[.F135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48449" calcext:value-type="float">
            <text:p>3.548449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6]=[.F136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404884" calcext:value-type="float">
            <text:p>3.40488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7]=[.F137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60038" calcext:value-type="float">
            <text:p>3.66003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8]=[.F138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711995" calcext:value-type="float">
            <text:p>3.71199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39]=[.F139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691803" calcext:value-type="float">
            <text:p>3.69180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40]=[.F140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72025" calcext:value-type="float">
            <text:p>3.72025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41]=[.F141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488658" calcext:value-type="float">
            <text:p>3.48865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42]=[.F142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700515" calcext:value-type="float">
            <text:p>3.70051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43]=[.F143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367431" calcext:value-type="float">
            <text:p>3.36743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44]=[.F144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205478" calcext:value-type="float">
            <text:p>3.205478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2" office:value-type="float" office:value="3.039835" calcext:value-type="float">
            <text:p>3.039835</text:p>
          </table:table-cell>
          <table:table-cell table:style-name="ce2" office:value-type="float" office:value="11.338316" calcext:value-type="float">
            <text:p>11.338316</text:p>
          </table:table-cell>
          <table:table-cell table:style-name="ce1" table:formula="of:=IF([.D145]=[.F145]; &quot;SI&quot;; &quot;NO&quot;)" office:value-type="string" office:string-value="SI" calcext:value-type="string">
            <text:p>SI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3.555169" calcext:value-type="float">
            <text:p>3.555169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 table:number-rows-repeated="1152">
          <table:table-cell table:style-name="ce2" table:number-columns-repeated="6"/>
          <table:table-cell/>
          <table:table-cell table:style-name="ce2" table:number-columns-repeated="2"/>
          <table:table-cell table:style-name="ce4" table:number-columns-repeated="2"/>
          <table:table-cell table:number-columns-repeated="1013"/>
        </table:table-row>
        <table:table-row table:style-name="ro2" table:number-rows-repeated="10472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 = 2000" table:style-name="ta4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ecc</text:p>
          </table:table-cell>
          <table:table-cell table:style-name="ce1" office:value-type="string" calcext:value-type="string">
            <text:p>Ottimo Matlab</text:p>
          </table:table-cell>
          <table:table-cell table:style-name="ce1" office:value-type="string" calcext:value-type="string">
            <text:p>Tempo Matlab (s)</text:p>
          </table:table-cell>
          <table:table-cell table:style-name="ce1" office:value-type="string" calcext:value-type="string">
            <text:p>Ottimo Algoritmo</text:p>
          </table:table-cell>
          <table:table-cell table:style-name="ce1" office:value-type="string" calcext:value-type="string">
            <text:p>Ottimo?</text:p>
          </table:table-cell>
          <table:table-cell table:style-name="ce1" office:value-type="string" calcext:value-type="string">
            <text:p>Iterazioni</text:p>
          </table:table-cell>
          <table:table-cell table:style-name="ce1" office:value-type="string" calcext:value-type="string">
            <text:p>Tempo Algoritmo (s)</text:p>
          </table:table-cell>
          <table:table-cell table:style-name="ce3" office:value-type="string" calcext:value-type="string">
            <text:p>CTOL</text:p>
          </table:table-cell>
          <table:table-cell table:style-name="ce3" office:value-type="string" calcext:value-type="string">
            <text:p>DTOL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2]=[.F2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36179" calcext:value-type="float">
            <text:p>4.136179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3]=[.F3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22972" calcext:value-type="float">
            <text:p>4.2297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4]=[.F4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12877" calcext:value-type="float">
            <text:p>4.01287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5]=[.F5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10604" calcext:value-type="float">
            <text:p>4.11060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6]=[.F6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50658" calcext:value-type="float">
            <text:p>4.15065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7]=[.F7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05608" calcext:value-type="float">
            <text:p>4.005608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8]=[.F8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72945" calcext:value-type="float">
            <text:p>4.17294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9]=[.F9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.967061" calcext:value-type="float">
            <text:p>3.96706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10]=[.F10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80959" calcext:value-type="float">
            <text:p>4.08095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11]=[.F11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98371" calcext:value-type="float">
            <text:p>4.19837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12]=[.F12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.887796" calcext:value-type="float">
            <text:p>3.887796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13]=[.F13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214846" calcext:value-type="float">
            <text:p>4.21484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14]=[.F14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44508" calcext:value-type="float">
            <text:p>4.144508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15]=[.F15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42192" calcext:value-type="float">
            <text:p>4.14219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16]=[.F16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214874" calcext:value-type="float">
            <text:p>4.21487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2" office:value-type="float" office:value="5.983712" calcext:value-type="float">
            <text:p>5.983712</text:p>
          </table:table-cell>
          <table:table-cell table:style-name="ce2" office:value-type="float" office:value="388.263184" calcext:value-type="float">
            <text:p>388.263184</text:p>
          </table:table-cell>
          <table:table-cell table:style-name="ce1" table:formula="of:=IF([.D17]=[.F17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21271" calcext:value-type="float">
            <text:p>4.121271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18]=[.F18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65293" calcext:value-type="float">
            <text:p>4.065293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19]=[.F19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54039" calcext:value-type="float">
            <text:p>4.05403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0]=[.F20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46959" calcext:value-type="float">
            <text:p>4.14695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1]=[.F21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237965" calcext:value-type="float">
            <text:p>4.23796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2]=[.F22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23294" calcext:value-type="float">
            <text:p>4.12329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3]=[.F23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0704" calcext:value-type="float">
            <text:p>4.10704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4]=[.F24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71933" calcext:value-type="float">
            <text:p>4.07193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5]=[.F25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6454" calcext:value-type="float">
            <text:p>4.0645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6]=[.F26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.966339" calcext:value-type="float">
            <text:p>3.96633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7]=[.F27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39522" calcext:value-type="float">
            <text:p>4.13952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8]=[.F28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56538" calcext:value-type="float">
            <text:p>4.056538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29]=[.F29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93934" calcext:value-type="float">
            <text:p>4.09393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30]=[.F30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09842" calcext:value-type="float">
            <text:p>4.10984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31]=[.F31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06923" calcext:value-type="float">
            <text:p>4.106923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32]=[.F32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207499" calcext:value-type="float">
            <text:p>4.20749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2" office:value-type="float" office:value="6.327298" calcext:value-type="float">
            <text:p>6.327298</text:p>
          </table:table-cell>
          <table:table-cell table:style-name="ce2" office:value-type="float" office:value="376.44863" calcext:value-type="float">
            <text:p>376.44863</text:p>
          </table:table-cell>
          <table:table-cell table:style-name="ce1" table:formula="of:=IF([.D33]=[.F33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.829809" calcext:value-type="float">
            <text:p>3.829809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34]=[.F34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05489" calcext:value-type="float">
            <text:p>4.105489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35]=[.F35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34799" calcext:value-type="float">
            <text:p>4.13479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36]=[.F36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01201" calcext:value-type="float">
            <text:p>4.101201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37]=[.F37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58072" calcext:value-type="float">
            <text:p>4.158072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38]=[.F38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28603" calcext:value-type="float">
            <text:p>4.12860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39]=[.F39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04784" calcext:value-type="float">
            <text:p>4.104784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0]=[.F40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56727" calcext:value-type="float">
            <text:p>4.15672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1]=[.F41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88462" calcext:value-type="float">
            <text:p>4.18846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2]=[.F42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08457" calcext:value-type="float">
            <text:p>4.10845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3]=[.F43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104895" calcext:value-type="float">
            <text:p>4.10489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4]=[.F44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327449" calcext:value-type="float">
            <text:p>4.327449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5]=[.F45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4.083992" calcext:value-type="float">
            <text:p>4.08399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6]=[.F46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.589579" calcext:value-type="float">
            <text:p>3.58957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7]=[.F47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.099667" calcext:value-type="float">
            <text:p>3.099667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8]=[.F48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.127011" calcext:value-type="float">
            <text:p>3.12701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2" office:value-type="float" office:value="6.286212" calcext:value-type="float">
            <text:p>6.286212</text:p>
          </table:table-cell>
          <table:table-cell table:style-name="ce2" office:value-type="float" office:value="399.918672" calcext:value-type="float">
            <text:p>399.918672</text:p>
          </table:table-cell>
          <table:table-cell table:style-name="ce1" table:formula="of:=IF([.D49]=[.F49]; &quot;SI&quot;; &quot;NO&quot;)" office:value-type="string" office:string-value="SI" calcext:value-type="string">
            <text:p>SI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.270401" calcext:value-type="float">
            <text:p>3.270401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0]=[.F50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170286" calcext:value-type="float">
            <text:p>2.170286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1]=[.F51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111247" calcext:value-type="float">
            <text:p>2.11124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2]=[.F52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170536" calcext:value-type="float">
            <text:p>2.17053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3]=[.F53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238466" calcext:value-type="float">
            <text:p>2.23846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4]=[.F54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063815" calcext:value-type="float">
            <text:p>2.063815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5]=[.F55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00989" calcext:value-type="float">
            <text:p>2.00989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6]=[.F56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20224" calcext:value-type="float">
            <text:p>2.20224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7]=[.F57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178351" calcext:value-type="float">
            <text:p>2.17835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8]=[.F58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260216" calcext:value-type="float">
            <text:p>2.260216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59]=[.F59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182251" calcext:value-type="float">
            <text:p>2.18225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60]=[.F60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150391" calcext:value-type="float">
            <text:p>2.150391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61]=[.F61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180131" calcext:value-type="float">
            <text:p>2.18013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62]=[.F62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221891" calcext:value-type="float">
            <text:p>2.22189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63]=[.F63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236896" calcext:value-type="float">
            <text:p>2.23689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64]=[.F64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01872" calcext:value-type="float">
            <text:p>2.0187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2" office:value-type="float" office:value="7.809393" calcext:value-type="float">
            <text:p>7.809393</text:p>
          </table:table-cell>
          <table:table-cell table:style-name="ce2" office:value-type="float" office:value="687.987793" calcext:value-type="float">
            <text:p>687.987793</text:p>
          </table:table-cell>
          <table:table-cell table:style-name="ce1" table:formula="of:=IF([.D65]=[.F65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.216486" calcext:value-type="float">
            <text:p>2.216486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66]=[.F66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04156" calcext:value-type="float">
            <text:p>1.904156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67]=[.F67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69888" calcext:value-type="float">
            <text:p>1.69888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68]=[.F68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085" calcext:value-type="float">
            <text:p>1.808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69]=[.F69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19918" calcext:value-type="float">
            <text:p>1.819918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0]=[.F70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52272" calcext:value-type="float">
            <text:p>1.852272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1]=[.F71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56604" calcext:value-type="float">
            <text:p>1.856604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2]=[.F72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46568" calcext:value-type="float">
            <text:p>1.94656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3]=[.F73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80953" calcext:value-type="float">
            <text:p>1.88095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4]=[.F74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07048" calcext:value-type="float">
            <text:p>1.807048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5]=[.F75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59917" calcext:value-type="float">
            <text:p>1.95991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6]=[.F76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53184" calcext:value-type="float">
            <text:p>1.953184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7]=[.F77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41741" calcext:value-type="float">
            <text:p>1.84174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8]=[.F78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29919" calcext:value-type="float">
            <text:p>1.92991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79]=[.F79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61886" calcext:value-type="float">
            <text:p>1.96188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80]=[.F80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74812" calcext:value-type="float">
            <text:p>1.7481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2" office:value-type="float" office:value="6.203171" calcext:value-type="float">
            <text:p>6.203171</text:p>
          </table:table-cell>
          <table:table-cell table:style-name="ce2" office:value-type="float" office:value="686.911163" calcext:value-type="float">
            <text:p>686.911163</text:p>
          </table:table-cell>
          <table:table-cell table:style-name="ce1" table:formula="of:=IF([.D81]=[.F81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17467" calcext:value-type="float">
            <text:p>1.917467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82]=[.F82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94747" calcext:value-type="float">
            <text:p>1.894747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83]=[.F83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36676" calcext:value-type="float">
            <text:p>1.936676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84]=[.F84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31999" calcext:value-type="float">
            <text:p>1.931999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85]=[.F85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714658" calcext:value-type="float">
            <text:p>1.714658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86]=[.F86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65941" calcext:value-type="float">
            <text:p>1.86594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87]=[.F87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18021" calcext:value-type="float">
            <text:p>1.818021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88]=[.F88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2108" calcext:value-type="float">
            <text:p>1.9210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89]=[.F89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59351" calcext:value-type="float">
            <text:p>1.95935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90]=[.F90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90779" calcext:value-type="float">
            <text:p>1.89077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91]=[.F91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10827" calcext:value-type="float">
            <text:p>1.91082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92]=[.F92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41001" calcext:value-type="float">
            <text:p>1.841001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93]=[.F93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723937" calcext:value-type="float">
            <text:p>1.723937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94]=[.F94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0109" calcext:value-type="float">
            <text:p>1.80109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95]=[.F95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831154" calcext:value-type="float">
            <text:p>1.83115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96]=[.F96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11802" calcext:value-type="float">
            <text:p>1.91180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1518" calcext:value-type="float">
            <text:p>1518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2" office:value-type="float" office:value="6.466547" calcext:value-type="float">
            <text:p>6.466547</text:p>
          </table:table-cell>
          <table:table-cell table:style-name="ce2" office:value-type="float" office:value="686.42501" calcext:value-type="float">
            <text:p>686.42501</text:p>
          </table:table-cell>
          <table:table-cell table:style-name="ce1" table:formula="of:=IF([.D97]=[.F97]; &quot;SI&quot;; &quot;NO&quot;)" office:value-type="string" office:string-value="SI" calcext:value-type="string">
            <text:p>SI</text:p>
          </table:table-cell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1.971935" calcext:value-type="float">
            <text:p>1.971935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1" calcext:value-type="float">
            <text:p>46.740291</text:p>
          </table:table-cell>
          <table:table-cell table:style-name="ce1" table:formula="of:=IF([.D98]=[.F98]; &quot;SI&quot;; &quot;NO&quot;)" office:value-type="string" office:string-value="NO" calcext:value-type="string">
            <text:p>NO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7.218125" calcext:value-type="float">
            <text:p>7.218125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1" calcext:value-type="float">
            <text:p>46.740291</text:p>
          </table:table-cell>
          <table:table-cell table:style-name="ce1" table:formula="of:=IF([.D99]=[.F99]; &quot;SI&quot;; &quot;NO&quot;)" office:value-type="string" office:string-value="NO" calcext:value-type="string">
            <text:p>NO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7.218143" calcext:value-type="float">
            <text:p>7.21814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1" calcext:value-type="float">
            <text:p>46.740291</text:p>
          </table:table-cell>
          <table:table-cell table:style-name="ce1" table:formula="of:=IF([.D100]=[.F100]; &quot;SI&quot;; &quot;NO&quot;)" office:value-type="string" office:string-value="NO" calcext:value-type="string">
            <text:p>NO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7.162573" calcext:value-type="float">
            <text:p>7.162573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1" calcext:value-type="float">
            <text:p>46.740291</text:p>
          </table:table-cell>
          <table:table-cell table:style-name="ce1" table:formula="of:=IF([.D101]=[.F101]; &quot;SI&quot;; &quot;NO&quot;)" office:value-type="string" office:string-value="NO" calcext:value-type="string">
            <text:p>NO</text:p>
          </table:table-cell>
          <table:table-cell table:style-name="ce2" office:value-type="float" office:value="1748" calcext:value-type="float">
            <text:p>1748</text:p>
          </table:table-cell>
          <table:table-cell table:style-name="ce2" office:value-type="float" office:value="6.981367" calcext:value-type="float">
            <text:p>6.981367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02]=[.F102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23827" calcext:value-type="float">
            <text:p>7.023827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03]=[.F103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116742" calcext:value-type="float">
            <text:p>7.116742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04]=[.F104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155411" calcext:value-type="float">
            <text:p>7.15541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05]=[.F105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301746" calcext:value-type="float">
            <text:p>7.301746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06]=[.F106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937803" calcext:value-type="float">
            <text:p>6.93780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07]=[.F107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90285" calcext:value-type="float">
            <text:p>7.090285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08]=[.F108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518566" calcext:value-type="float">
            <text:p>6.518566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09]=[.F109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886432" calcext:value-type="float">
            <text:p>6.886432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10]=[.F110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93135" calcext:value-type="float">
            <text:p>7.09313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11]=[.F111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247685" calcext:value-type="float">
            <text:p>7.24768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12]=[.F112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688471" calcext:value-type="float">
            <text:p>6.68847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2" office:value-type="float" office:value="5.323977" calcext:value-type="float">
            <text:p>5.323977</text:p>
          </table:table-cell>
          <table:table-cell table:style-name="ce2" office:value-type="float" office:value="46.74029" calcext:value-type="float">
            <text:p>46.74029</text:p>
          </table:table-cell>
          <table:table-cell table:style-name="ce1" table:formula="of:=IF([.D113]=[.F113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62202" calcext:value-type="float">
            <text:p>7.062202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14]=[.F114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845955" calcext:value-type="float">
            <text:p>6.845955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15]=[.F115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070485" calcext:value-type="float">
            <text:p>6.07048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16]=[.F116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39025" calcext:value-type="float">
            <text:p>7.03902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17]=[.F117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224074" calcext:value-type="float">
            <text:p>7.22407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18]=[.F118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12323" calcext:value-type="float">
            <text:p>7.012323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19]=[.F119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153446" calcext:value-type="float">
            <text:p>7.153446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0]=[.F120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230751" calcext:value-type="float">
            <text:p>7.230751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1]=[.F121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260429" calcext:value-type="float">
            <text:p>7.260429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2]=[.F122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412921" calcext:value-type="float">
            <text:p>7.412921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3]=[.F123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526783" calcext:value-type="float">
            <text:p>7.52678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4]=[.F124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961332" calcext:value-type="float">
            <text:p>6.961332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5]=[.F125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233314" calcext:value-type="float">
            <text:p>7.23331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6]=[.F126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69806" calcext:value-type="float">
            <text:p>7.069806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7]=[.F127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988082" calcext:value-type="float">
            <text:p>6.988082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8]=[.F128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149891" calcext:value-type="float">
            <text:p>7.149891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2" office:value-type="float" office:value="5.953846" calcext:value-type="float">
            <text:p>5.953846</text:p>
          </table:table-cell>
          <table:table-cell table:style-name="ce2" office:value-type="float" office:value="51.983224" calcext:value-type="float">
            <text:p>51.983224</text:p>
          </table:table-cell>
          <table:table-cell table:style-name="ce1" table:formula="of:=IF([.D129]=[.F129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955696" calcext:value-type="float">
            <text:p>6.955696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0]=[.F130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189701" calcext:value-type="float">
            <text:p>7.189701</text:p>
          </table:table-cell>
          <table:table-cell table:number-columns-repeated="2"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1]=[.F131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336194" calcext:value-type="float">
            <text:p>7.336194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2]=[.F132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876711" calcext:value-type="float">
            <text:p>6.876711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3]=[.F133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323015" calcext:value-type="float">
            <text:p>7.323015</text:p>
          </table:table-cell>
          <table:table-cell table:style-name="ce4" office:value-type="float" office:value="0.0000001" calcext:value-type="float">
            <text:p>1.00E-07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4]=[.F134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406638" calcext:value-type="float">
            <text:p>7.40663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5]=[.F135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86992" calcext:value-type="float">
            <text:p>7.086992</text:p>
          </table:table-cell>
          <table:table-cell table:number-columns-repeated="2"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6]=[.F136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317298" calcext:value-type="float">
            <text:p>7.31729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7]=[.F137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349598" calcext:value-type="float">
            <text:p>7.349598</text:p>
          </table:table-cell>
          <table:table-cell table:style-name="ce4" office:value-type="float" office:value="0.00000001" calcext:value-type="float">
            <text:p>1.00E-08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8]=[.F138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11379" calcext:value-type="float">
            <text:p>7.011379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39]=[.F139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383624" calcext:value-type="float">
            <text:p>7.383624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40]=[.F140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969288" calcext:value-type="float">
            <text:p>6.969288</text:p>
          </table:table-cell>
          <table:table-cell table:number-columns-repeated="2"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41]=[.F141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384363" calcext:value-type="float">
            <text:p>7.384363</text:p>
          </table:table-cell>
          <table:table-cell table:style-name="ce4" office:value-type="float" office:value="0.000000000001" calcext:value-type="float">
            <text:p>1.00E-12</text:p>
          </table:table-cell>
          <table:table-cell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42]=[.F142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085738" calcext:value-type="float">
            <text:p>7.085738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1" calcext:value-type="float">
            <text:p>1.00E-07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43]=[.F143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604384" calcext:value-type="float">
            <text:p>6.604384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1" calcext:value-type="float">
            <text:p>1.00E-08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44]=[.F144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6.263675" calcext:value-type="float">
            <text:p>6.263675</text:p>
          </table:table-cell>
          <table:table-cell table:style-name="ce4" office:value-type="float" office:value="1E-015" calcext:value-type="float">
            <text:p>1.00E-15</text:p>
          </table:table-cell>
          <table:table-cell table:style-name="ce4" office:value-type="float" office:value="0.000000000001" calcext:value-type="float">
            <text:p>1.00E-12</text:p>
          </table:table-cell>
          <table:table-cell table:number-columns-repeated="1013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0.999" calcext:value-type="float">
            <text:p>0.9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2" office:value-type="float" office:value="5.83599" calcext:value-type="float">
            <text:p>5.83599</text:p>
          </table:table-cell>
          <table:table-cell table:style-name="ce2" office:value-type="float" office:value="51.42769" calcext:value-type="float">
            <text:p>51.42769</text:p>
          </table:table-cell>
          <table:table-cell table:style-name="ce1" table:formula="of:=IF([.D145]=[.F145]; &quot;SI&quot;; &quot;NO&quot;)" office:value-type="string" office:string-value="SI" calcext:value-type="string">
            <text:p>SI</text:p>
          </table:table-cell>
          <table:table-cell table:style-name="ce2" office:value-type="float" office:value="1749" calcext:value-type="float">
            <text:p>1749</text:p>
          </table:table-cell>
          <table:table-cell table:style-name="ce2" office:value-type="float" office:value="7.254938" calcext:value-type="float">
            <text:p>7.254938</text:p>
          </table:table-cell>
          <table:table-cell table:number-columns-repeated="2" table:style-name="ce4" office:value-type="float" office:value="1E-015" calcext:value-type="float">
            <text:p>1.00E-15</text:p>
          </table:table-cell>
          <table:table-cell table:number-columns-repeated="1013"/>
        </table:table-row>
        <table:table-row table:style-name="ro1" table:number-rows-repeated="1153">
          <table:table-cell table:style-name="ce2" table:number-columns-repeated="6"/>
          <table:table-cell/>
          <table:table-cell table:style-name="ce2" table:number-columns-repeated="2"/>
          <table:table-cell table:style-name="ce4" table:number-columns-repeated="2"/>
          <table:table-cell table:number-columns-repeated="1013"/>
        </table:table-row>
        <table:table-row table:style-name="ro2" table:number-rows-repeated="10472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2:19:15.5007915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_3d_500" style:display-name="PageStyle_N=5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_20__3d__20_1000" style:display-name="PageStyle_N = 1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_20__3d__20_1500" style:display-name="PageStyle_N = 15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_20__3d__20_2000" style:display-name="PageStyle_N = 20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MacOSX_X86_64 LibreOffice_project/2b840030fec2aae0fd2658d8d4f9548af4e3518d</meta:generator>
    <meta:document-statistic meta:table-count="4" meta:cell-count="6380" meta:object-count="0"/>
  </office:meta>
</office:document-meta>
</file>